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4ed867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5518be"/>
    </style:style>
    <style:style style:name="P4" style:family="paragraph" style:parent-style-name="Heading_20_1">
      <style:text-properties style:font-name="Liberation Sans" fo:font-size="14pt" fo:font-weight="bold" officeooo:rsid="0047ef1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6cf7b" officeooo:paragraph-rsid="0055d7ef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d867" officeooo:paragraph-rsid="0056cf7b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74288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74288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74288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74288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574288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54a733"/>
    </style:style>
    <style:style style:name="T6" style:family="text">
      <style:text-properties officeooo:rsid="0056cf7b"/>
    </style:style>
    <style:style style:name="T7" style:family="text">
      <style:text-properties officeooo:rsid="00526592"/>
    </style:style>
    <style:style style:name="T8" style:family="text">
      <style:text-properties style:font-name="Liberation Sans" fo:font-size="14pt" fo:font-weight="normal" officeooo:rsid="0014818a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style:font-name="Liberation Sans" fo:font-size="14pt" fo:font-weight="normal" officeooo:rsid="005518be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" fo:font-size="14pt" fo:font-weight="normal" officeooo:rsid="00574288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" fo:font-size="14pt" fo:font-weight="normal" officeooo:rsid="004a4aaf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style:font-name="Liberation Sans" fo:font-size="14pt" fo:font-weight="normal" officeooo:rsid="0054a733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style:font-name="Liberation Sans" fo:font-size="14pt" officeooo:rsid="004a4aaf" style:font-name-asian="Liberation Serif" style:font-size-asian="14pt" style:font-name-complex="Liberation Serif" style:font-size-complex="14pt"/>
    </style:style>
    <style:style style:name="T14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5" style:family="text">
      <style:text-properties officeooo:rsid="0056bf20"/>
    </style:style>
    <style:style style:name="T16" style:family="text">
      <style:text-properties officeooo:rsid="00574288"/>
    </style:style>
    <style:style style:name="T17" style:family="text">
      <style:text-properties fo:font-weight="normal" officeooo:rsid="00574288" style:font-weight-asian="normal" style:font-weight-complex="normal"/>
    </style:style>
    <style:style style:name="T18" style:family="text">
      <style:text-properties fo:font-weight="normal" officeooo:rsid="004a4aaf" style:font-weight-asian="normal" style:font-weight-complex="normal"/>
    </style:style>
    <style:style style:name="T19" style:family="text">
      <style:text-properties fo:font-weight="normal" officeooo:rsid="0054a733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Objectif</text:span><text:span text:style-name="T8"> </text:span><text:span text:style-name="T9">: </text:span><text:span text:style-name="T10">Découverte de la division d</text:span><text:span text:style-name="T11">e</text:span><text:span text:style-name="T12">s</text:span><text:span text:style-name="T13"> nombres relatifs.</text:span></text:p>
      <text:h text:style-name="P4" text:outline-level="1"/>
      <text:p text:style-name="P5"><text:span text:style-name="T16">Questions flash</text:span></text:p>
      <text:list xml:id="list1332372765" text:style-name="L1">
        <text:list-item>
          <text:p text:style-name="P9">Révisions seq. 1 sur addition et soustraction de relatifs.</text:p>
        </text:list-item>
        <text:list-item>
          <text:p text:style-name="P9">Révisions seq. Actuelle : multiplication de relatifs.</text:p>
        </text:list-item>
      </text:list>
      <text:p text:style-name="P2"/>
      <text:p text:style-name="P6"><text:span text:style-name="T16">Activité découverte division d</text:span><text:span text:style-name="T4">e</text:span><text:span text:style-name="T5">s</text:span><text:span text:style-name="T4"> nombres relatifs</text:span></text:p>
      <text:list xml:id="list472152121" text:style-name="L2">
        <text:list-item>
          <text:p text:style-name="P10">Activité 2 p. 25</text:p>
        </text:list-item>
      </text:list>
      <text:p text:style-name="P11"/>
      <text:p text:style-name="P6"><text:span text:style-name="T16">Institutionalisation</text:span></text:p>
      <text:p text:style-name="P6"/>
      <text:p text:style-name="P7">Exercices pour s’entrainer</text:p>
      <text:list xml:id="list3517579018" text:style-name="L3">
        <text:list-item>
          <text:p text:style-name="P12">ex. 39 p. 29</text:p>
        </text:list-item>
        <text:list-item>
          <text:p text:style-name="P12">ex. 41 p. 30</text:p>
        </text:list-item>
        <text:list-item>
          <text:p text:style-name="P12">ex. 42 p. 30</text:p>
        </text:list-item>
      </text:list>
      <text:p text:style-name="P11"/>
      <text:p text:style-name="P7">TaF</text:p>
      <text:list xml:id="list298676804" text:style-name="L4">
        <text:list-item>
          <text:p text:style-name="P13">Finir les exercices commencés en cour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date-style style:name="N128">
      <number:month number:calendar="jewish" number:style="long" number:textual="true"/>
      <number:text> </number:text>
      <number:day number:calendar="jewish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year number:calendar="jewish" number:style="long"/>
    </number:date-style>
    <number:date-style style:name="N109">
      <number:day number:calendar="jewish"/>
      <number:text> </number:text>
      <number:month number:calendar="jewish" number:style="long" number:textual="true"/>
    </number:date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12">
      <number:month number:calendar="jewish" number:style="long" number:textual="true"/>
    </number:date-style>
    <number:date-style style:name="N11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54a733"/>
    </style:style>
    <style:style style:name="MT6" style:family="text">
      <style:text-properties officeooo:rsid="00574288"/>
    </style:style>
    <style:style style:name="MT7" style:family="text">
      <style:text-properties officeooo:rsid="005265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R</text:span><text:span text:style-name="MT4">elatifs</text:span><text:tab/><text:span text:style-name="MT3">Séance </text:span><text:span text:style-name="MT6">5</text:span><text:span text:style-name="MT7"> </text:span><text:span text:style-name="MT5">(</text:span><text:span text:style-name="MT6">1</text:span><text:span text:style-name="MT5">h)</text:span><text:span text:style-name="MT7"> – </text:span><text:span text:style-name="MT6">10</text:span><text:span text:style-name="MT5">/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1T15:43:02.803104096</dc:date>
    <meta:editing-duration>PT19H39M43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75" meta:character-count="426" meta:non-whitespace-character-count="370"/>
  </office:meta>
</office:document-meta>
</file>